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3.95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655cm"/>
    </style:style>
    <style:style style:name="co13" style:family="table-column">
      <style:table-column-properties fo:break-before="auto" style:column-width="2.658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2.466cm"/>
    </style:style>
    <style:style style:name="co22" style:family="table-column">
      <style:table-column-properties fo:break-before="auto" style:column-width="1.083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5.673cm"/>
    </style:style>
    <style:style style:name="co26" style:family="table-column">
      <style:table-column-properties fo:break-before="auto" style:column-width="2.409cm"/>
    </style:style>
    <style:style style:name="co27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Entrepr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raison sociale entreprise</text:p>
          </table:table-cell>
          <table:table-cell office:value-type="string" calcext:value-type="string">
            <text:p>siret entreprise</text:p>
          </table:table-cell>
          <table:table-cell office:value-type="string" calcext:value-type="string">
            <text:p>ape entreprise</text:p>
          </table:table-cell>
          <table:table-cell office:value-type="string" calcext:value-type="string">
            <text:p>cnil entreprise</text:p>
          </table:table-cell>
          <table:table-cell office:value-type="string" calcext:value-type="string">
            <text:p>version explotic entreprise</text:p>
          </table:table-cell>
          <table:table-cell office:value-type="string" calcext:value-type="string">
            <text:p>commentaires entreprise</text:p>
          </table:table-cell>
          <table:table-cell office:value-type="string" calcext:value-type="string">
            <text:p>donneur d'ordre</text:p>
          </table:table-cell>
          <table:table-cell office:value-type="string" calcext:value-type="string">
            <text:p>N° adresse entreprise</text:p>
          </table:table-cell>
          <table:table-cell office:value-type="string" calcext:value-type="string">
            <text:p>rue adresse entreprise</text:p>
          </table:table-cell>
          <table:table-cell office:value-type="string" calcext:value-type="string">
            <text:p>ville adresse entreprise</text:p>
          </table:table-cell>
          <table:table-cell office:value-type="string" calcext:value-type="string">
            <text:p>cp adresse entreprise</text:p>
          </table:table-cell>
          <table:table-cell office:value-type="string" calcext:value-type="string">
            <text:p>lat bureau entreprise</text:p>
          </table:table-cell>
          <table:table-cell office:value-type="string" calcext:value-type="string">
            <text:p>lon bureau entreprise</text:p>
          </table:table-cell>
          <table:table-cell office:value-type="string" calcext:value-type="string">
            <text:p>nom 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date naissance aaaa/mm/jj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gérant de l'entprise 0 / 1</text:p>
          </table:table-cell>
          <table:table-cell office:value-type="string" calcext:value-type="string">
            <text:p>poste occupé</text:p>
          </table:table-cell>
          <table:table-cell office:value-type="string" calcext:value-type="string">
            <text:p>opca</text:p>
          </table:table-cell>
          <table:table-cell office:value-type="string" calcext:value-type="string">
            <text:p>niveau info faible moyen bon NC</text:p>
          </table:table-cell>
          <table:table-cell office:value-type="string" calcext:value-type="string">
            <text:p>marche pied 0 / 1</text:p>
          </table:table-cell>
          <table:table-cell office:value-type="string" calcext:value-type="string">
            <text:p>programme1 (référence du module)</text:p>
          </table:table-cell>
          <table:table-cell office:value-type="string" calcext:value-type="string">
            <text:p>programme2</text:p>
          </table:table-cell>
          <table:table-cell office:value-type="string" calcext:value-type="string">
            <text:p>programme3</text:p>
          </table:table-cell>
          <table:table-cell office:value-type="string" calcext:value-type="string">
            <text:p>numéro devis</text:p>
          </table:table-cell>
          <table:table-cell office:value-type="string" calcext:value-type="string">
            <text:p>date devis aaaa/mm/jj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ntreprise_test</text:p>
          </table:table-cell>
          <table:table-cell office:value-type="float" office:value="1432412" calcext:value-type="float">
            <text:p>1432412</text:p>
          </table:table-cell>
          <table:table-cell office:value-type="float" office:value="23424" calcext:value-type="float">
            <text:p>23424</text:p>
          </table:table-cell>
          <table:table-cell office:value-type="float" office:value="42342" calcext:value-type="float">
            <text:p>42342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glfdgkerjtefbd</text:p>
          </table:table-cell>
          <table:table-cell office:value-type="string" calcext:value-type="string">
            <text:p>SKCD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e du serporat</text:p>
          </table:table-cell>
          <table:table-cell office:value-type="string" calcext:value-type="string">
            <text:p>Bordeaux</text:p>
          </table:table-cell>
          <table:table-cell office:value-type="float" office:value="33800" calcext:value-type="float">
            <text:p>338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_import</text:p>
          </table:table-cell>
          <table:table-cell office:value-type="string" calcext:value-type="string">
            <text:p><text:a xlink:href="mailto:test.import@mail.com" xlink:type="simple">test.import@mail.com</text:a></text:p>
          </table:table-cell>
          <table:table-cell office:value-type="float" office:value="1234" calcext:value-type="float">
            <text:p>1234</text:p>
          </table:table-cell>
          <table:table-cell office:value-type="float" office:value="19830101" calcext:value-type="float">
            <text:p>198301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port</text:p>
          </table:table-cell>
          <table:table-cell office:value-type="float" office:value="695832452" calcext:value-type="float">
            <text:p>69583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rié</text:p>
          </table:table-cell>
          <table:table-cell office:value-type="string" calcext:value-type="string">
            <text:p>FAFSEA</text:p>
          </table:table-cell>
          <table:table-cell office:value-type="string" calcext:value-type="string">
            <text:p>fa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tic1</text:p>
          </table:table-cell>
          <table:table-cell office:value-type="string" calcext:value-type="string">
            <text:p>explotic2</text:p>
          </table:table-cell>
          <table:table-cell/>
          <table:table-cell office:value-type="float" office:value="34534" calcext:value-type="float">
            <text:p>34534</text:p>
          </table:table-cell>
          <table:table-cell table:style-name="ce1" office:value-type="date" office:date-value="2013-01-01" calcext:value-type="date">
            <text:p>2013-01-01</text:p>
          </table:table-cell>
          <table:table-cell/>
        </table:table-row>
        <table:table-row table:style-name="ro2" table:number-rows-repeated="1048572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1-10T15:15:58.362322314</meta:creation-date>
    <dc:date>2014-01-10T18:24:29.156870518</dc:date>
    <dc:creator>Adrien </dc:creator>
    <meta:editing-duration>PT2H56M24S</meta:editing-duration>
    <meta:editing-cycles>3</meta:editing-cycles>
    <meta:generator>LibreOffice/4.1.4.2$Linux_X86_64 LibreOffice_project/410$Build-2</meta:generator>
    <meta:document-statistic meta:table-count="1" meta:cell-count="90" meta:object-count="0"/>
  </office:meta>
</office:document-meta>
</file>